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owGenerator.newInstance( Activity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owGenerator.compile( OActivity output , Activity sr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